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withoutfill">
      <style:graphic-properties draw:stroke="none" svg:stroke-width="0.102cm" svg:stroke-color="#9966cc" draw:marker-start-width="0.152cm" draw:marker-end-width="0.152cm" draw:fill="solid" draw:fill-color="#c0c0c0" draw:textarea-horizontal-align="center" draw:textarea-vertical-align="middle"/>
    </style:style>
    <style:style style:name="gr3" style:family="graphic" style:parent-style-name="standard">
      <style:graphic-properties svg:stroke-width="0.102cm" svg:stroke-color="#9966cc" draw:marker-start-width="0.152cm" draw:marker-end-width="0.152cm" draw:textarea-vertical-align="middle" draw:auto-grow-height="false" fo:min-height="0.749cm" fo:min-width="0.499cm" fo:padding-top="0.176cm" fo:padding-bottom="0.176cm" fo:padding-left="0.301cm" fo:padding-right="0.301cm"/>
    </style:style>
    <style:style style:name="gr4" style:family="graphic" style:parent-style-name="standard">
      <style:graphic-properties draw:stroke="none" svg:stroke-width="0.102cm" svg:stroke-color="#9966cc" draw:marker-start-width="0.152cm" draw:marker-end-width="0.152cm" draw:fill="none" draw:fill-color="#ffffff" draw:textarea-horizontal-align="left" draw:auto-grow-height="true" draw:auto-grow-width="true" fo:min-height="0cm" fo:min-width="0cm"/>
    </style:style>
    <style:style style:name="gr5" style:family="graphic" style:parent-style-name="objectwithoutfill">
      <style:graphic-properties draw:stroke="none" draw:fill="solid" draw:fill-color="#c0c0c0" draw:textarea-horizontal-align="center" draw:textarea-vertical-align="middle"/>
    </style:style>
    <style:style style:name="gr6" style:family="graphic" style:parent-style-name="standard">
      <style:graphic-properties svg:stroke-width="0.102cm" svg:stroke-color="#9966cc" draw:marker-start-width="0.457cm" draw:marker-end-width="0.457cm" draw:textarea-vertical-align="middle" draw:auto-grow-height="false" fo:min-height="0.749cm" fo:min-width="0.499cm" fo:padding-top="0.176cm" fo:padding-bottom="0.176cm" fo:padding-left="0.301cm" fo:padding-right="0.301cm"/>
    </style:style>
    <style:style style:name="gr7" style:family="graphic" style:parent-style-name="standard">
      <style:graphic-properties svg:stroke-width="0.051cm" draw:marker-start="Arrow_20_concave" draw:marker-start-width="0.229cm" draw:marker-end="Arrow_20_concave" draw:marker-end-width="0.229cm" draw:textarea-horizontal-align="center" draw:textarea-vertical-align="middle" fo:padding-top="0.151cm" fo:padding-bottom="0.151cm" fo:padding-left="0.276cm" fo:padding-right="0.276cm"/>
    </style:style>
    <style:style style:name="gr8" style:family="graphic" style:parent-style-name="standard">
      <style:graphic-properties svg:stroke-width="0.051cm" svg:stroke-color="#ff3333" draw:marker-start="Arrow_20_concave" draw:marker-start-width="0.229cm" draw:marker-end="Arrow_20_concave" draw:marker-end-width="0.229cm" draw:textarea-horizontal-align="center" draw:textarea-vertical-align="middle" fo:padding-top="0.151cm" fo:padding-bottom="0.151cm" fo:padding-left="0.276cm" fo:padding-right="0.276cm"/>
    </style:style>
    <style:style style:name="gr9" style:family="graphic" style:parent-style-name="standard">
      <style:graphic-properties svg:stroke-width="0.051cm" draw:marker-start="Arrow_20_concave" draw:marker-start-width="0.229cm" draw:marker-end="" draw:marker-end-width="0.229cm" draw:textarea-horizontal-align="center" draw:textarea-vertical-align="middle" fo:padding-top="0.151cm" fo:padding-bottom="0.151cm" fo:padding-left="0.276cm" fo:padding-right="0.276cm"/>
    </style:style>
    <style:style style:name="P1" style:family="paragraph">
      <style:paragraph-properties fo:margin-left="0cm" fo:margin-right="0cm" fo:text-indent="0cm"/>
    </style:style>
    <style:style style:name="P2" style:family="paragraph">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text-properties fo:font-size="12pt" style:font-size-asian="12pt" style:font-size-complex="12pt"/>
    </style:style>
    <style:style style:name="P5" style:family="paragraph">
      <style:paragraph-properties fo:margin-left="0cm" fo:margin-right="0cm" fo:text-indent="0cm"/>
      <style:text-properties fo:font-size="14pt" style:font-size-asian="14pt" style:font-size-complex="14pt"/>
    </style:style>
    <style:style style:name="P6" style:family="paragraph">
      <style:text-properties fo:font-size="12pt" style:font-size-asian="12pt" style:font-size-complex="12pt"/>
    </style:style>
    <style:style style:name="P7" style:family="paragraph">
      <style:paragraph-properties fo:margin-left="0cm" fo:margin-right="0cm" fo:text-indent="0cm"/>
      <style:text-properties fo:color="#ff3333"/>
    </style:style>
    <style:style style:name="P8" style:family="paragraph">
      <style:paragraph-properties fo:margin-left="0cm" fo:margin-right="0cm" fo:text-indent="0cm"/>
      <style:text-properties fo:color="#ff3333"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7.449cm" svg:height="0.806cm" svg:x="1.277cm" svg:y="9.255cm">
          <draw:text-box>
            <text:p text:style-name="P1"><text:span text:style-name="T1">Exchange of matter and energy</text:span></text:p>
          </draw:text-box>
        </draw:frame>
        <draw:frame draw:style-name="gr1" draw:text-style-name="P2" draw:layer="layout" svg:width="4.93cm" svg:height="0.806cm" svg:x="9.277cm" svg:y="9.255cm">
          <draw:text-box>
            <text:p text:style-name="P1"><text:span text:style-name="T1">Exchange of energy</text:span></text:p>
          </draw:text-box>
        </draw:frame>
        <draw:frame draw:style-name="gr1" draw:text-style-name="P2" draw:layer="layout" svg:width="3.431cm" svg:height="0.806cm" svg:x="16.377cm" svg:y="9.315cm">
          <draw:text-box>
            <text:p text:style-name="P1"><text:span text:style-name="T1">No exchange</text:span></text:p>
          </draw:text-box>
        </draw:frame>
        <draw:path draw:style-name="gr2" draw:text-style-name="P3" draw:layer="layout" svg:width="4.779cm" svg:height="4.186cm" svg:x="2.636cm" svg:y="4.87cm" svg:viewBox="0 0 4780 4187" svg:d="m1068 3926c-142 51-294 53-437 28-153-27-288-161-325-338-30-143-108-281-84-424 25-152 0-305-29-451-28-142-54-284-84-424-30-139-33-282-43-423-11-147-8-292-28-437-19-140-26-282-28-424-2-141-29-286 14-423 50-159 142-320 296-395 139-68 300-54 452-71 140-15 284-15 423-42 145-28 292-37 438-56 144-18 291-35 437-43 140-7 283 0 424 0 149 0 292 43 437 71 144 28 292 37 437 56 147 20 296 39 438 85 157 51 321 118 437 240 130 137 281 264 367 437 69 139 77 299 99 452 21 148 31 300 42 451 10 145 32 290 29 438-3 146-17 293-43 437-27 149-60 301-127 438-75 153-130 315-240 451-132 163-287 307-437 452-115 111-273 140-423 155-142 14-285 31-424 14-142-17-284-27-423-56-145-30-295-27-438-57-141-29-282-48-423-70-152-23-302-45-451-71l-142-14-141-14-56 14z">
          <text:p text:style-name="P1"/>
        </draw:path>
        <draw:custom-shape draw:style-name="gr3" draw:text-style-name="P3" draw:layer="layout" svg:width="1.905cm" svg:height="1.905cm" svg:x="3.965cm" svg:y="6.085cm">
          <text:p text:style-name="P1"/>
          <draw:enhanced-geometry svg:viewBox="0 0 21600 21600" draw:glue-points="10800 0 3160 3160 0 10800 3160 18440 10800 21600 18440 18440 21600 10800 18440 3160" draw:text-areas="3200 3200 18400 18400" draw:type="ellipse"/>
        </draw:custom-shape>
        <draw:frame draw:style-name="gr4" draw:text-style-name="P4" draw:layer="layout" svg:width="1.92cm" svg:height="0.725cm" svg:x="3.98cm" svg:y="6.7cm">
          <draw:text-box>
            <text:p text:style-name="P1"><text:span text:style-name="T2">System</text:span></text:p>
          </draw:text-box>
        </draw:frame>
        <draw:frame draw:style-name="gr4" draw:text-style-name="P4" draw:layer="layout" svg:width="3.025cm" svg:height="0.725cm" svg:x="3.525cm" svg:y="8.021cm">
          <draw:text-box>
            <text:p text:style-name="P1"><text:span text:style-name="T2">Surroundings</text:span></text:p>
          </draw:text-box>
        </draw:frame>
        <draw:frame draw:style-name="gr4" draw:text-style-name="P4" draw:layer="layout" svg:width="1.84cm" svg:height="0.725cm" svg:x="5.525cm" svg:y="5.622cm">
          <draw:text-box>
            <text:p text:style-name="P1"><text:span text:style-name="T2">Energy</text:span></text:p>
          </draw:text-box>
        </draw:frame>
        <draw:frame draw:style-name="gr4" draw:text-style-name="P4" draw:layer="layout" svg:width="1.704cm" svg:height="0.725cm" svg:x="2.625cm" svg:y="5.622cm">
          <draw:text-box>
            <text:p text:style-name="P1"><text:span text:style-name="T2">Matter</text:span></text:p>
          </draw:text-box>
        </draw:frame>
        <draw:frame draw:style-name="gr4" draw:text-style-name="P5" draw:layer="layout" svg:width="3.436cm" svg:height="0.806cm" svg:x="3.078cm" svg:y="3.955cm">
          <draw:text-box>
            <text:p text:style-name="P1"><text:span text:style-name="T1">Open system</text:span></text:p>
          </draw:text-box>
        </draw:frame>
        <draw:path draw:style-name="gr5" draw:text-style-name="P3" draw:layer="layout" svg:width="4.779cm" svg:height="4.186cm" svg:x="9.185cm" svg:y="4.871cm" svg:viewBox="0 0 4780 4187" svg:d="m1068 3926c-142 51-294 53-437 28-153-27-288-161-325-338-30-143-108-281-84-424 25-152 0-305-29-451-28-142-54-284-84-424-30-139-33-282-43-423-11-147-8-292-28-437-19-140-26-282-28-424-2-141-29-286 14-423 50-159 142-320 296-395 139-68 300-54 452-71 140-15 284-15 423-42 145-28 292-37 438-56 144-18 291-35 437-43 140-7 283 0 424 0 149 0 292 43 437 71 144 28 292 37 437 56 147 20 296 39 438 85 157 51 321 118 437 240 130 137 281 264 367 437 69 139 77 299 99 452 21 148 31 300 42 451 10 145 32 290 29 438-3 146-17 293-43 437-27 149-60 301-127 438-75 153-130 315-240 451-132 163-287 307-437 452-115 111-273 140-423 155-142 14-285 31-424 14-142-17-284-27-423-56-145-30-295-27-438-57-141-29-282-48-423-70-152-23-302-45-451-71l-142-14-141-14-56 14z">
          <text:p text:style-name="P1"/>
        </draw:path>
        <draw:custom-shape draw:style-name="gr6" draw:text-style-name="P3" draw:layer="layout" svg:width="1.905cm" svg:height="1.905cm" svg:x="10.514cm" svg:y="6.086cm">
          <text:p text:style-name="P1"/>
          <draw:enhanced-geometry svg:viewBox="0 0 21600 21600" draw:glue-points="10800 0 3160 3160 0 10800 3160 18440 10800 21600 18440 18440 21600 10800 18440 3160" draw:text-areas="3200 3200 18400 18400" draw:type="ellipse"/>
        </draw:custom-shape>
        <draw:frame draw:style-name="gr1" draw:text-style-name="P6" draw:layer="layout" svg:width="1.92cm" svg:height="0.725cm" svg:x="10.529cm" svg:y="6.701cm">
          <draw:text-box>
            <text:p text:style-name="P1"><text:span text:style-name="T2">System</text:span></text:p>
          </draw:text-box>
        </draw:frame>
        <draw:frame draw:style-name="gr1" draw:text-style-name="P6" draw:layer="layout" svg:width="3.025cm" svg:height="0.725cm" svg:x="10.074cm" svg:y="8.022cm">
          <draw:text-box>
            <text:p text:style-name="P1"><text:span text:style-name="T2">Surroundings</text:span></text:p>
          </draw:text-box>
        </draw:frame>
        <draw:line draw:style-name="gr7" draw:text-style-name="P3" draw:layer="layout" svg:x1="12.979cm" svg:y1="6.282cm" svg:x2="11.729cm" svg:y2="6.757cm">
          <text:p text:style-name="P1"/>
        </draw:line>
        <draw:frame draw:style-name="gr1" draw:text-style-name="P6" draw:layer="layout" svg:width="1.84cm" svg:height="0.725cm" svg:x="12.074cm" svg:y="5.623cm">
          <draw:text-box>
            <text:p text:style-name="P1"><text:span text:style-name="T2">Energy</text:span></text:p>
          </draw:text-box>
        </draw:frame>
        <draw:frame draw:style-name="gr1" draw:text-style-name="P2" draw:layer="layout" svg:width="3.77cm" svg:height="0.806cm" svg:x="9.527cm" svg:y="3.955cm">
          <draw:text-box>
            <text:p text:style-name="P1"><text:span text:style-name="T1">Closed system</text:span></text:p>
          </draw:text-box>
        </draw:frame>
        <draw:path draw:style-name="gr5" draw:text-style-name="P3" draw:layer="layout" svg:width="4.779cm" svg:height="4.186cm" svg:x="15.736cm" svg:y="4.871cm" svg:viewBox="0 0 4780 4187" svg:d="m1068 3926c-142 51-294 53-437 28-153-27-288-161-325-338-30-143-108-281-84-424 25-152 0-305-29-451-28-142-54-284-84-424-30-139-33-282-43-423-11-147-8-292-28-437-19-140-26-282-28-424-2-141-29-286 14-423 50-159 142-320 296-395 139-68 300-54 452-71 140-15 284-15 423-42 145-28 292-37 438-56 144-18 291-35 437-43 140-7 283 0 424 0 149 0 292 43 437 71 144 28 292 37 437 56 147 20 296 39 438 85 157 51 321 118 437 240 130 137 281 264 367 437 69 139 77 299 99 452 21 148 31 300 42 451 10 145 32 290 29 438-3 146-17 293-43 437-27 149-60 301-127 438-75 153-130 315-240 451-132 163-287 307-437 452-115 111-273 140-423 155-142 14-285 31-424 14-142-17-284-27-423-56-145-30-295-27-438-57-141-29-282-48-423-70-152-23-302-45-451-71l-142-14-141-14-56 14z">
          <text:p text:style-name="P1"/>
        </draw:path>
        <draw:custom-shape draw:style-name="gr6" draw:text-style-name="P3" draw:layer="layout" svg:width="1.905cm" svg:height="1.905cm" svg:x="17.065cm" svg:y="6.086cm">
          <text:p text:style-name="P1"/>
          <draw:enhanced-geometry svg:viewBox="0 0 21600 21600" draw:glue-points="10800 0 3160 3160 0 10800 3160 18440 10800 21600 18440 18440 21600 10800 18440 3160" draw:text-areas="3200 3200 18400 18400" draw:type="ellipse"/>
        </draw:custom-shape>
        <draw:frame draw:style-name="gr1" draw:text-style-name="P6" draw:layer="layout" svg:width="1.92cm" svg:height="0.725cm" svg:x="17.08cm" svg:y="6.701cm">
          <draw:text-box>
            <text:p text:style-name="P1"><text:span text:style-name="T2">System</text:span></text:p>
          </draw:text-box>
        </draw:frame>
        <draw:frame draw:style-name="gr1" draw:text-style-name="P6" draw:layer="layout" svg:width="3.025cm" svg:height="0.725cm" svg:x="16.625cm" svg:y="8.022cm">
          <draw:text-box>
            <text:p text:style-name="P1"><text:span text:style-name="T2">Surroundings</text:span></text:p>
          </draw:text-box>
        </draw:frame>
        <draw:frame draw:style-name="gr1" draw:text-style-name="P2" draw:layer="layout" svg:width="3.969cm" svg:height="0.806cm" svg:x="15.878cm" svg:y="3.955cm">
          <draw:text-box>
            <text:p text:style-name="P1"><text:span text:style-name="T1">Isolated system</text:span></text:p>
          </draw:text-box>
        </draw:frame>
        <draw:path draw:style-name="gr5" draw:text-style-name="P3" draw:layer="layout" svg:width="4.779cm" svg:height="4.186cm" svg:x="5.185cm" svg:y="10.872cm" svg:viewBox="0 0 4780 4187" svg:d="m1068 3926c-142 51-294 53-437 28-153-27-288-161-325-338-30-143-108-281-84-424 25-152 0-305-29-451-28-142-54-284-84-424-30-139-33-282-43-423-11-147-8-292-28-437-19-140-26-282-28-424-2-141-29-286 14-423 50-159 142-320 296-395 139-68 300-54 452-71 140-15 284-15 423-42 145-28 292-37 438-56 144-18 291-35 437-43 140-7 283 0 424 0 149 0 292 43 437 71 144 28 292 37 437 56 147 20 296 39 438 85 157 51 321 118 437 240 130 137 281 264 367 437 69 139 77 299 99 452 21 148 31 300 42 451 10 145 32 290 29 438-3 146-17 293-43 437-27 149-60 301-127 438-75 153-130 315-240 451-132 163-287 307-437 452-115 111-273 140-423 155-142 14-285 31-424 14-142-17-284-27-423-56-145-30-295-27-438-57-141-29-282-48-423-70-152-23-302-45-451-71l-142-14-141-14-56 14z">
          <text:p text:style-name="P1"/>
        </draw:path>
        <draw:custom-shape draw:style-name="gr6" draw:text-style-name="P3" draw:layer="layout" svg:width="1.905cm" svg:height="1.905cm" svg:x="6.514cm" svg:y="12.087cm">
          <text:p text:style-name="P1"/>
          <draw:enhanced-geometry svg:viewBox="0 0 21600 21600" draw:glue-points="10800 0 3160 3160 0 10800 3160 18440 10800 21600 18440 18440 21600 10800 18440 3160" draw:text-areas="3200 3200 18400 18400" draw:type="ellipse"/>
        </draw:custom-shape>
        <draw:frame draw:style-name="gr1" draw:text-style-name="P6" draw:layer="layout" svg:width="1.92cm" svg:height="0.725cm" svg:x="6.529cm" svg:y="12.702cm">
          <draw:text-box>
            <text:p text:style-name="P1"><text:span text:style-name="T2">System</text:span></text:p>
          </draw:text-box>
        </draw:frame>
        <draw:frame draw:style-name="gr1" draw:text-style-name="P6" draw:layer="layout" svg:width="3.025cm" svg:height="0.725cm" svg:x="6.074cm" svg:y="14.023cm">
          <draw:text-box>
            <text:p text:style-name="P1"><text:span text:style-name="T2">Surro</text:span><text:span text:style-name="T2">undin</text:span><text:span text:style-name="T2">gs</text:span></text:p>
          </draw:text-box>
        </draw:frame>
        <draw:line draw:style-name="gr8" draw:text-style-name="P3" draw:layer="layout" svg:x1="8.979cm" svg:y1="12.283cm" svg:x2="7.729cm" svg:y2="12.758cm">
          <text:p text:style-name="P1"/>
        </draw:line>
        <draw:frame draw:style-name="gr1" draw:text-style-name="P8" draw:layer="layout" svg:width="1.395cm" svg:height="0.725cm" svg:x="8.074cm" svg:y="11.624cm">
          <draw:text-box>
            <text:p text:style-name="P7"><text:span text:style-name="T2">Heat</text:span></text:p>
          </draw:text-box>
        </draw:frame>
        <draw:frame draw:style-name="gr1" draw:text-style-name="P2" draw:layer="layout" svg:width="6.7cm" svg:height="0.806cm" svg:x="4.227cm" svg:y="15.156cm">
          <draw:text-box>
            <text:p text:style-name="P1"><text:span text:style-name="T1">Exch</text:span><text:span text:style-name="T1">ange </text:span><text:span text:style-name="T1">of </text:span><text:span text:style-name="T1">ener</text:span><text:span text:style-name="T1">gy </text:span><text:span text:style-name="T1">as </text:span><text:span text:style-name="T1">heat</text:span></text:p>
          </draw:text-box>
        </draw:frame>
        <draw:line draw:style-name="gr7" draw:text-style-name="P3" draw:layer="layout" svg:x1="6.279cm" svg:y1="6.283cm" svg:x2="5.029cm" svg:y2="6.758cm">
          <text:p text:style-name="P1"/>
        </draw:line>
        <draw:line draw:style-name="gr7" draw:text-style-name="P3" draw:layer="layout" svg:x1="3.514cm" svg:y1="6.254cm" svg:x2="4.764cm" svg:y2="6.729cm">
          <text:p text:style-name="P1"/>
        </draw:line>
        <draw:line draw:style-name="gr9" draw:text-style-name="P3" draw:layer="layout" svg:x1="6.679cm" svg:y1="12.484cm" svg:x2="5.815cm" svg:y2="11.795cm">
          <text:p text:style-name="P1"/>
        </draw:line>
        <draw:frame draw:style-name="gr1" draw:text-style-name="P6" draw:layer="layout" svg:width="3.393cm" svg:height="0.725cm" svg:x="3.975cm" svg:y="11.124cm">
          <draw:text-box>
            <text:p text:style-name="P1"><text:span text:style-name="T2">Diathermic wall</text:span></text:p>
          </draw:text-box>
        </draw:frame>
        <draw:path draw:style-name="gr5" draw:text-style-name="P3" draw:layer="layout" svg:width="4.779cm" svg:height="4.186cm" svg:x="13.085cm" svg:y="10.872cm" svg:viewBox="0 0 4780 4187" svg:d="m1068 3926c-142 51-294 53-437 28-153-27-288-161-325-338-30-143-108-281-84-424 25-152 0-305-29-451-28-142-54-284-84-424-30-139-33-282-43-423-11-147-8-292-28-437-19-140-26-282-28-424-2-141-29-286 14-423 50-159 142-320 296-395 139-68 300-54 452-71 140-15 284-15 423-42 145-28 292-37 438-56 144-18 291-35 437-43 140-7 283 0 424 0 149 0 292 43 437 71 144 28 292 37 437 56 147 20 296 39 438 85 157 51 321 118 437 240 130 137 281 264 367 437 69 139 77 299 99 452 21 148 31 300 42 451 10 145 32 290 29 438-3 146-17 293-43 437-27 149-60 301-127 438-75 153-130 315-240 451-132 163-287 307-437 452-115 111-273 140-423 155-142 14-285 31-424 14-142-17-284-27-423-56-145-30-295-27-438-57-141-29-282-48-423-70-152-23-302-45-451-71l-142-14-141-14-56 14z">
          <text:p text:style-name="P1"/>
        </draw:path>
        <draw:custom-shape draw:style-name="gr6" draw:text-style-name="P3" draw:layer="layout" svg:width="1.905cm" svg:height="1.905cm" svg:x="14.414cm" svg:y="12.087cm">
          <text:p text:style-name="P1"/>
          <draw:enhanced-geometry svg:viewBox="0 0 21600 21600" draw:glue-points="10800 0 3160 3160 0 10800 3160 18440 10800 21600 18440 18440 21600 10800 18440 3160" draw:text-areas="3200 3200 18400 18400" draw:type="ellipse"/>
        </draw:custom-shape>
        <draw:frame draw:style-name="gr1" draw:text-style-name="P6" draw:layer="layout" svg:width="1.92cm" svg:height="0.725cm" svg:x="14.429cm" svg:y="12.702cm">
          <draw:text-box>
            <text:p text:style-name="P1"><text:span text:style-name="T2">System</text:span></text:p>
          </draw:text-box>
        </draw:frame>
        <draw:frame draw:style-name="gr1" draw:text-style-name="P6" draw:layer="layout" svg:width="3.025cm" svg:height="0.725cm" svg:x="13.974cm" svg:y="14.023cm">
          <draw:text-box>
            <text:p text:style-name="P1"><text:span text:style-name="T2">Surroundings</text:span></text:p>
          </draw:text-box>
        </draw:frame>
        <draw:frame draw:style-name="gr1" draw:text-style-name="P2" draw:layer="layout" svg:width="4.536cm" svg:height="0.806cm" svg:x="13.127cm" svg:y="15.156cm">
          <draw:text-box>
            <text:p text:style-name="P1"><text:span text:style-name="T1">No heat exchange</text:span></text:p>
          </draw:text-box>
        </draw:frame>
        <draw:line draw:style-name="gr9" draw:text-style-name="P3" draw:layer="layout" svg:x1="14.579cm" svg:y1="12.484cm" svg:x2="13.715cm" svg:y2="11.795cm">
          <text:p text:style-name="P1"/>
        </draw:line>
        <draw:frame draw:style-name="gr1" draw:text-style-name="P6" draw:layer="layout" svg:width="3.114cm" svg:height="0.725cm" svg:x="11.875cm" svg:y="11.124cm">
          <draw:text-box>
            <text:p text:style-name="P1"><text:span text:style-name="T2">Adiabatic wal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meta:initial-creator>Jussi Eloranta</meta:initial-creator>
    <meta:creation-date>2008-04-15T16:56:09</meta:creation-date>
    <dc:creator>Jussi Eloranta</dc:creator>
    <dc:date>2008-04-15T23:41:47</dc:date>
    <meta:editing-cycles>18</meta:editing-cycles>
    <meta:editing-duration>PT3H31M42S</meta:editing-duration>
    <meta:user-defined meta:name="Info 1"/>
    <meta:user-defined meta:name="Info 2"/>
    <meta:user-defined meta:name="Info 3"/>
    <meta:user-defined meta:name="Info 4"/>
    <meta:document-statistic meta:object-count="40"/>
  </office:meta>
</office:document-meta>
</file>